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Garuda" svg:font-family="Garud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cm" fo:margin-right="0.101cm" fo:margin-top="0cm" fo:margin-bottom="0cm" loext:contextual-spacing="false" fo:text-indent="0.9cm" style:auto-text-indent="false" style:page-number="auto" fo:background-color="transparent"/>
      <style:text-properties officeooo:paragraph-rsid="00021f04"/>
    </style:style>
    <style:style style:name="P2" style:family="paragraph" style:parent-style-name="Preformatted_20_Text">
      <loext:graphic-properties draw:fill="none"/>
      <style:paragraph-properties fo:margin-left="0cm" fo:margin-right="0.101cm" fo:margin-top="0cm" fo:margin-bottom="0cm" loext:contextual-spacing="false" fo:text-indent="0.9cm" style:auto-text-indent="false" fo:background-color="transparent"/>
      <style:text-properties officeooo:paragraph-rsid="00021f04"/>
    </style:style>
    <style:style style:name="P3" style:family="paragraph" style:parent-style-name="Preformatted_20_Text">
      <loext:graphic-properties draw:fill="none"/>
      <style:paragraph-properties fo:margin-left="0cm" fo:margin-right="0.101cm" fo:margin-top="0cm" fo:margin-bottom="0cm" loext:contextual-spacing="false" fo:text-indent="0.9cm" style:auto-text-indent="false" fo:background-color="transparent"/>
      <style:text-properties fo:font-weight="bold" officeooo:paragraph-rsid="00021f04" style:font-weight-asian="bold" style:font-weight-complex="bold"/>
    </style:style>
    <style:style style:name="P4" style:family="paragraph" style:parent-style-name="Preformatted_20_Text">
      <loext:graphic-properties draw:fill="none"/>
      <style:paragraph-properties fo:margin-left="0cm" fo:margin-right="0.101cm" fo:margin-top="0.503cm" fo:margin-bottom="0.503cm" loext:contextual-spacing="false" fo:line-height="150%" fo:text-align="center" style:justify-single-word="false" fo:text-indent="0.9cm" style:auto-text-indent="false" fo:background-color="transparent"/>
      <style:text-properties officeooo:paragraph-rsid="00021f0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color="#c9211e" fo:background-color="transparent" loext:char-shading-value="0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a237e" fo:font-weight="bold" style:font-weight-asian="bold" style:font-weight-complex="bold"/>
    </style:style>
    <style:style style:name="T13" style:family="text">
      <style:text-properties fo:color="#1a237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6" style:family="text">
      <style:text-properties fo:color="#ffee58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7" style:family="text">
      <style:text-properties fo:color="#ffee58" style:font-name="Chandas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8" style:family="text">
      <style:text-properties fo:color="#ffee58" style:font-name="Garuda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9" style:family="text">
      <style:text-properties fo:color="#ffee58" style:font-name="FreeSeri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т вам яркий <text:span text:style-name="T13">пример</text:span> современных тенденций - постоянный количественный рост и сфера нашей активности обеспечивает широкому кругу (специалистов) участие в формировании приоритизации разума над эмоциями! </text:p>
      <text:p text:style-name="P2"><text:span text:style-name="T4">Таким образом, базовый вектор развития требует от нас анализа прогресса профессионального сообщества.</text:span> </text:p>
      <text:p text:style-name="P3">С другой стороны, укрепление и развитие внутренней структуры выявляет срочную потребность распределения внутренних резервов и ресурсов.</text:p>
      <text:p text:style-name="P4"><text:span text:style-name="T10">Безусловно, укрепление и развитие внутренней структуры играет определяющее значение для распределения внутренних резервов и ресурсов.</text:span> <text:span text:style-name="T19">Пред</text:span><text:span text:style-name="T16">варительные</text:span> выводы неутешительны: граница обучения кадров способствует подготовке и реализации позиций, занимаемых участниками в отношении поставленных задач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Garuda" svg:font-family="Garud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5.9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2T23:08:16.064403352</dc:date>
    <meta:editing-duration>PT6M27S</meta:editing-duration>
    <meta:editing-cycles>1</meta:editing-cycles>
    <meta:document-statistic meta:table-count="0" meta:image-count="0" meta:object-count="0" meta:page-count="1" meta:paragraph-count="4" meta:word-count="85" meta:character-count="735" meta:non-whitespace-character-count="652"/>
    <meta:generator>LibreOffice/6.4.7.2$Linux_X86_64 LibreOffice_project/40$Build-2</meta:generator>
  </office:meta>
</office:document-meta>
</file>